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aramond3LTStd" svg:font-family="Garamond3LTStd"/>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Footnote">
      <style:paragraph-properties fo:margin-left="0in" fo:margin-right="0in" fo:text-indent="0in" style:auto-text-indent="false"/>
    </style:style>
    <style:style style:name="P5"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08</text:p>
      <text:p text:style-name="Standard"/>
      <text:p text:style-name="Standard">12/03/17</text:p>
      <text:p text:style-name="Standard"/>
      <text:p text:style-name="Standard"/>
      <text:p text:style-name="P1">Paper 5: Making of History based Video games</text:p>
      <text:p text:style-name="P1"/>
      <text:p text:style-name="P2"><text:tab/>By far the most interesting topic to date during the semester, as this course has covered a majority of the intricate facets of creating and sustaining a game that is both entertaining and gives off an academic lesson is some case. <text:s/>This final section of the course will be covering something that has been danced around through out the semester, and they have been games that I have been using as examples throughout the papers. <text:s/>These History based games are the key to making sure the field of digital storytelling has a stake in the academic world. <text:s/>These games have the chance to be the most influential to the field, since they incorporate both sides of the video game world, the side that focuses on teaching the players and the other focusing on entertainment. <text:s/>To investigate this final topic this paper will be investigating several works including <text:span text:style-name="T2">the Oxford Handbook of Adaptation Studies</text:span>, <text:span text:style-name="T2">A new companion for digital humanities</text:span>, and <text:span text:style-name="T2">Classics for all: Reworking antiquity in Mass cultural media</text:span>. <text:s/>These works split this topic into a several sub topics that fully give the explanation of how these games came to be and what they mean for the greater field of digital storytelling and eventually the fields of academics. <text:s/>During the final stages of this investigation I will continue to use the games that I have been gleaning examples from, however these works will give a closer look on how these games are better able to the fields of academia. <text:s/>This section will be the most important section of the course since this is where all the ideas are to be culminating together being able to create the formation of games that can bring to light a new idea of history without being too much of a learning engine. <text:s/>This will be an interesting topic to say the least, this will be the chance in the section to figure out how all these games were planned and how they were in turn used to assist the field of history. <text:s/>The games in <text:soft-page-break/>question are many examples as seen in the other works, yet these books will help construct a new theory that will bring forward an new age of learning through electronics. <text:s/>The digital world is taking off as this paper is being written and thus the more urgency is needed to study the changes in the academic world as the move towards the technological era. <text:s/>With this new era of technology and the field of history moving in a similar route, there is not better time to attempt a merger between the fields of academia and that of digital storytelling with the use of these historical based games that are explained throughout the texts for this section. <text:s/>In this paper I will discuss how these history based games will be of use to the fields of academia as they move into a more technologically savvy era, showing that the fields can work together and how they have in the past. <text:s/></text:p>
      <text:p text:style-name="P2"><text:tab/>To begin this discussion of the creation of these History based video games, one would start by investigating the text <text:span text:style-name="T2">A New Companion to Digital Humanities</text:span>. <text:s/>In this book there are several chapters all input by different authors displaying their thoughts on the rising field of digital storytelling and how it applies to the world of digital humanities. <text:s/>In this book there is a section by Steven E. Jones titled <text:span text:style-name="T2">New Media and Modeling: Games and Digital Humanities</text:span>, in this section Jones mentions that there are several scholars that believe this new wave of technology and video games should be studied in an academic standard<text:note text:id="ftn0" text:note-class="footnote"><text:note-citation>1</text:note-citation><text:note-body><text:p text:style-name="P4">. Schreibman (2016), Pg. 85</text:p></text:note-body></text:note>. <text:s/>This is a start to the topic these papers have been trying to tackle since week one, and there is proof in this work that I am not the only one with these thoughts towards the adoption of digital storytelling and video games in to the world of academics. <text:s/>Jones goes on to mention more studies done using games as a way to investigate a players commitment to learning based games, having the purpose of this game to be writing based. <text:s/>The players however were just as engaged as they would any other game, further expressing that the field of digital humanities is continuously growing<text:note text:id="ftn1" text:note-class="footnote"><text:note-citation>2</text:note-citation><text:note-body><text:p text:style-name="P4">. Schreibman (2016), Pg. 89</text:p></text:note-body></text:note>. <text:s/>This section seems to mention the field of digital storytelling as it pertains to the greater field of digital humanities not much in the ways of history, and this is a key factor towards the point of these papers, Scholars seem to agree that these games have a place in academia, it seems as if the placement of these <text:soft-page-break/>games would up for the most debate. <text:s/>Another section that was very interesting was the chapter titled <text:span text:style-name="T2">Making Virtual Worlds</text:span> by Christopher Johanson, and in this section Johanson begins by explaining what it may take to create these virtual worlds<text:note text:id="ftn2" text:note-class="footnote"><text:note-citation>3</text:note-citation><text:note-body><text:p text:style-name="P4">. Schreibman (2016), Pg. 110</text:p></text:note-body></text:note>. <text:s/>The amount of intricate methods that must be followed in making virtual worlds that are explained seem very difficult to do when the models are not based in reality. <text:s/>These methods include ground representation, dimensions of the buildings and even working with contour lines when first constructing the gray-scale image<text:note text:id="ftn3" text:note-class="footnote"><text:note-citation>4</text:note-citation><text:note-body><text:p text:style-name="P4">. Schreibman (2016), Pg. 120</text:p></text:note-body></text:note>. <text:s/>These methods a very clearly placed in this book and they prove that there is so much more to the world of digital storytelling, and that these 3D models are actually built in the most accurate stand points. <text:s/>This being the case this book goes on to discuss more regarding the advancements that have been made in this field. The book continues to explain how the games and models can be used to further the fields of academics specifically the field of digital humanities, which is different from what I originally displayed in these papers, a clamor for digital storytelling to be more involved in the field of history. <text:s/></text:p>
      <text:p text:style-name="P2"><text:tab/>Another section of this book that was very interesting was the chapter that is titled <text:span text:style-name="T2">Digital Methods in Humanities: Understanding and Describing their use across disciplines</text:span> by Lorna Hughes. <text:s/>In this chapter Hughes describes a large rise in the technology in the last 20 years which has been responsible for the addition of digital humanities in museums, libraries and archives<text:note text:id="ftn4" text:note-class="footnote"><text:note-citation>5</text:note-citation><text:note-body><text:p text:style-name="P4">. Schreibman (2016), Pg. 151</text:p></text:note-body></text:note>. <text:s/>With a seemingly quick rise within the ranks of the academic world, digital scholarship is something that will only become more popular as the years pass by as it has in the past. <text:s/>Since this formation of digital scholarship has itself formed the outlier for digital humanities itself to take hold as a field<text:note text:id="ftn5" text:note-class="footnote"><text:note-citation>6</text:note-citation><text:note-body><text:p text:style-name="P4">. Schreibman (2016), Pg. 151</text:p></text:note-body></text:note>, the more the world moves into the technological age the chances increase for another digital field to form, in this case this would hopefully be digital storytelling. <text:s/>Hughes also describes the concept of digital methods in this chapter, explaining how the all the methods including text analysis and quantitative data analysis <text:soft-page-break/>can jump from one discipline to the next producing better results in the multiple scholarships<text:note text:id="ftn6" text:note-class="footnote"><text:note-citation>7</text:note-citation><text:note-body><text:p text:style-name="P4">. Schreibman (2016), Pg. 152</text:p></text:note-body></text:note>. <text:s/>Hughes continues to explain their point by adding a set list of categories that are integral to digital scholarship, these include: capture, creation, enrichment, analysis, interpretation, storage, and dissemination<text:note text:id="ftn7" text:note-class="footnote"><text:note-citation>8</text:note-citation><text:note-body><text:p text:style-name="P4">. Schreibman (2016), Pg. 157</text:p></text:note-body></text:note>. <text:s/>In this chapter the full extent of what digital scholarship entails is given to the readers and displayed in a manner that give a great deal of hope for the formation of digital storytelling in the grander academic fields. <text:s/>As Hughes described the technological age being directly a catalyst in the formation of digital humanities and it's adoption to the fields of academia. <text:s/>While this chapter of the book was not one of the assigned sections, this chapter was very helpful towards the explanation of what is fully involved in the formation and sustaining of digital scholarship, listing a number of explanations to the formation of digital humanities to listing the taxonomy of the digital scholarship to the tune of seven categories. <text:s/>Hughes adds in a few charts into the text including what they call the Scholarly Research activity model<text:note text:id="ftn8" text:note-class="footnote"><text:note-citation>9</text:note-citation><text:note-body><text:p text:style-name="P4">. Schreibman (2016), Pg. 164</text:p></text:note-body></text:note>. <text:s/>This model chart is a little confusing to look at right from the start however reading through the chart gave a clear path that every digital scholarship follows. <text:s/>This is important for the formation of any digital scholarship because this model may be a key factor to the rest of the academic world accepting a new digitally based field. <text:s/>As this first book went into immense detail regarding the formation and how digital scholarship can be used throughout many fields, moving on the next topic of this paper, one that has been a topic of these papers, how these advancements in digital scholarship can assist the field of digital storytelling and allow some of the more historical based video games to be used and investigated as digital scholarship. <text:s/></text:p>
      <text:p text:style-name="P2"><text:tab/>The next work that was investigated for this topic was the work by Dunstan Lowe and Kim Shahabudin titled <text:span text:style-name="T2">Classics For All: Reworking Antiquity in Mass Cultural Media</text:span>. <text:s/>In this work there are several chapters that deal with the adaptation of the digital age in the field of history. <text:s/>The first chapter that was looked into was chapter four, a chapter written by Lowe himself. <text:s/>In this section Lowe <text:soft-page-break/>looks to describe how a number of historical based games can be used to help further the studies in the Mediterranean, where all the example games take place<text:note text:id="ftn9" text:note-class="footnote"><text:note-citation>10</text:note-citation><text:note-body><text:p text:style-name="P5">. Lowe (2009), pg. 65</text:p></text:note-body></text:note>. <text:s/>Lowe begins the discussion by bringing to light that some video games allow players the moments to play with history in turn making the events seem more literal to the gamer<text:note text:id="ftn10" text:note-class="footnote"><text:note-citation>11</text:note-citation><text:note-body><text:p text:style-name="P5">. Lowe (2009), pg. 65</text:p></text:note-body></text:note>. <text:s/>This point is something that the previous papers have tussled with during the course of gleaning the sources. <text:s/>This book brings to these historical games to the front of the light and with a closer look, they can be seen as giving a great deal of value to the learning of the history itself. <text:s/>Lowe continues this discussion with the issue of authenticity which has become a great issue in the use of these historical based games for academic purposes. <text:s/>In this chapter Lowe mentions that these games can actually have the players move towards history instead of not wanting to investigate it<text:note text:id="ftn11" text:note-class="footnote"><text:note-citation>12</text:note-citation><text:note-body><text:p text:style-name="P5">. Lowe (2009), pg. 66</text:p></text:note-body></text:note>. <text:s/>He continues with this augment by saying that the simulations of these past settings, whether it be a city in Rome or the seas of the Aegean, add a new look and feel to the past with all the advancements within technology<text:note text:id="ftn12" text:note-class="footnote"><text:note-citation>13</text:note-citation><text:note-body><text:p text:style-name="P5">. Lowe (2009), pg. 66</text:p></text:note-body></text:note>. <text:s/>Looking into this argument, it is hard to disagree with Lowe regarding this subject, there is much that can be learned in the ways of history in some of the games on the market. <text:s/>However Lowe does mention that the argument is not without it's holes, and that there are some things that these video games offer that does not assist the field of history. <text:s/>Lowe mentions that games will in turn see two stereotypes regarding history in the ways of what he called high and low brow classics<text:note text:id="ftn13" text:note-class="footnote"><text:note-citation>14</text:note-citation><text:note-body><text:p text:style-name="P5">. Lowe (2009), pg. 70</text:p></text:note-body></text:note>. <text:s/>To give a colorful example of these stereotypes, they have been seen in many games that display facets of world history including witnessing grand spectacles such as the Wicker Man in the video game <text:span text:style-name="T2">Ryse: Son of Rome</text:span> and the low brow classics as seen in the Assassin's Creed franchise with escorts on almost every corner. <text:s/>This while an important issue it still gains the attention and admiration of the consumer base that is the real target of these game franchises<text:note text:id="ftn14" text:note-class="footnote"><text:note-citation>15</text:note-citation><text:note-body><text:p text:style-name="P5">. Lowe (2009), pg. 72</text:p></text:note-body></text:note>. <text:s/>This makes a great deal of sense of why these games would continue the use of these stereotypes as they attract a portion <text:soft-page-break/>of the groups they intend on targeting to purchase the games. <text:s/>However Lowe looks into this influx of historically based games as not something that is a result of more interest in history itself, rather that it is the resurgence of historical themes in modern movies<text:note text:id="ftn15" text:note-class="footnote"><text:note-citation>16</text:note-citation><text:note-body><text:p text:style-name="P5">. Lowe (2009), pg. 72</text:p></text:note-body></text:note>. <text:s/>Lowe references the Russell Crowe movie Gladiator as an example of the new wave of historical based games. <text:s/>Mentioning how ever since this movie became a major success in the world of cinema began what Lowe calls the “Gladiator effect”<text:note text:id="ftn16" text:note-class="footnote"><text:note-citation>17</text:note-citation><text:note-body><text:p text:style-name="P5">. Lowe (2009), pg. 72</text:p></text:note-body></text:note>. <text:s/>This in turn caused more video game companies to feature this style of history in most of their games including a slew of total war games and historically based engines that clearly reference the movie. <text:s/>This is not the only time modern cinema has been a strong influence for the number of historically based video games on the market within the last decade. <text:s/>In the popular war-game franchise titled Medal of Honor, this game company produced the game <text:span text:style-name="T2">Medal of Honor: Frontline</text:span> in 2002, and in this game the first two missions are taken right from Steven Spielberg’s <text:span text:style-name="T2">Saving Private Ryan</text:span>, including the invasion of Normandy and the final battle at the end of the movie respectively as missions one and two. <text:s/>This provides evidence that this new influx of historical based games, seem to be the direct result of movies or other forms of media, showing a rendition of history. <text:s/>This is easier to work with in a game surrounding the events of World War II rather then that of ancient Rome which Lowe still considered to be up for a debate mentioning that visual representations of these ancient sites are not fully accurate as these cities and sites are still a debated topic in the fields of academia<text:note text:id="ftn17" text:note-class="footnote"><text:note-citation>18</text:note-citation><text:note-body><text:p text:style-name="P5">. Lowe (2009), pg. 72</text:p></text:note-body></text:note>. <text:s/>This is not much of a surprise to Lowe as he continues to mention that all these newer films incorporate the use of digital archeology in order to gain digital renditions of the cities they plan on using as a setting<text:note text:id="ftn18" text:note-class="footnote"><text:note-citation>19</text:note-citation><text:note-body><text:p text:style-name="P5">. Lowe (2009), pg. 73</text:p></text:note-body></text:note>. <text:s/>An example of this is the use of digital recreations in the 2015 movie titled <text:span text:style-name="T2">Pompeii</text:span> starring Kit Harrington. <text:s/>In this movie, it has been explained on many occasions that the city model in this movie is clearly not at all what the ancient city of Pompeii looked like, and we as historians have the ability to investigate just that, what with the remains of Pompeii still standing. <text:s/>Even though there a great deal that can be effected by <text:soft-page-break/>cinema these games are not required to use the modern movies as reference points, as seen in the <text:span text:style-name="T2">Assassin's Creed</text:span> franchise, cities are reconstructed to their historical attributes without the use of additional resources that hinder the authenticity of the project. <text:s/></text:p>
      <text:p text:style-name="P2"><text:tab/>Another section in Lowe's book that was interesting to this topic was the chapter titled <text:span text:style-name="T2">Total War and Total Realism: A Battle for Antiquity in Video Game History</text:span>. <text:s/>The chapter's authors are Christian Ghita and Georgians Andrikopoulos, and in this chapter, the authors look to investigate the nature of these <text:span text:style-name="T2">Total War</text:span> style games and what they can offer to the field of history. <text:s/>Right off the bat the authors consider the <text:span text:style-name="T2">Total War</text:span> games to be made for the historical fanatics<text:note text:id="ftn19" text:note-class="footnote"><text:note-citation>20</text:note-citation><text:note-body><text:p text:style-name="P5">. Lowe (2009), pg. 109</text:p></text:note-body></text:note>. <text:s/>Further more these modifications to the Total War games, to create what the community calls Total Realism and this could have a lasting effect on the historical community since it incorporates a more realistic approach to what the authors call empire building strategy games. These games offer the players an opportunity to engage with the historical material more so then they would in any of the classes they may have taken. <text:s/>These games allow the players to react and adapt to the socio-political world that was alive in the ancient world<text:note text:id="ftn20" text:note-class="footnote"><text:note-citation>21</text:note-citation><text:note-body><text:p text:style-name="P5">. Lowe (2009), pg. 111</text:p></text:note-body></text:note>. <text:s/>The authors begin more of a discussion of what these Total war games are fully incorporating in order to explain the full experience of the player, but this is the same game franchise I have been looking into since the beginning of the semester, seeing this shows that this game title is entering the debate of the historical world. <text:s/>This could be the opportunity these games have been looking for in order to push their concepts forward and attract a larger audience that consists of the academic community. <text:s/>The authors continue to cover the topic of Total War games explaining how they can used as educational tools for a number of students. <text:s/>It begins with the interest, the games have to allow player or student interest, the interest in learning the rules of the ancient world is not based in reality but rather based in the game. <text:s/>The authors explain <text:s/>this by describing how players learn historical truths by playing this game and by losing a battle to another faction they can learn more <text:soft-page-break/>about Roman military strategy<text:note text:id="ftn21" text:note-class="footnote"><text:note-citation>22</text:note-citation><text:note-body><text:p text:style-name="P5">. Lowe (2009), pg. 114</text:p></text:note-body></text:note>. <text:s/>This is important when convincing the fields of history that these games can be used in an academic way and that with a great deal of fun these players can become rather adept students of history. <text:s/>I myself have played this game Rome: Total War in research for this topic, I noticed that there are a great deal of cities that are not normally listed on ancient maps and with this it teaches the players ancient geography without actually giving a list of terms. <text:s/>Geography is not the only thing that can be learned from this game, the authors also mention that this game teaches players where the resources were the most rich in the ancient world, and the importance of having an abundance of them in order to complete a successful campaign. <text:s/>With this, it gives the player the understanding that they need to be conscious of these numbers just as the Romans had been and this can influence the manner in which gamers will play the respective game. <text:s/>A major point in looking into the usage of these Total War games is something that the authors go into some detail about as mentioned before, yet there is another topic that is equally as important to the interest and that is the impressiveness. <text:s/>Meaning that there is not a list of terms that have to be memorized, the players are only required to learn what keeps their faction alive, giving the players the need to learn facets of the Roman military in order to successfully maneuver throughout the game<text:note text:id="ftn22" text:note-class="footnote"><text:note-citation>23</text:note-citation><text:note-body><text:p text:style-name="P5">. Lowe (2009), pg. 114</text:p></text:note-body></text:note>. <text:s/>This brings to focus a new form of learning, it allows the gamer to learn about the region and the time period of the Romans without the gamer actually knowing it's going on. <text:s/>It subliminally shows the errors of certain moves and it has the players for better or for worse acting similar to the Roman Empire because they learn from the game how to construct an empire. <text:s/>After a few weeks of playing and these gamers then look at the display map and notice their mini map looks exactly like the extent of Roman influence at the hight of their power. <text:s/>It has a way of teaching a larger audience in a sense a possible way that the Romans were able to come to power in the ancient world, and this game itself can really create a larger interest in the historical facts themselves, since players are now very familiar with the ancient world and cities within. <text:s/>Another factor briefly covered is the fact that these games also show the effectiveness or lack <text:soft-page-break/>there of, of certain military formations including the Roman Legion, the Macedonian Phalanx and yes even Hannibal's Elephants<text:note text:id="ftn23" text:note-class="footnote"><text:note-citation>24</text:note-citation><text:note-body><text:p text:style-name="P5">. Lowe (2009), pg. 116</text:p></text:note-body></text:note>. <text:s/>Like all games of this subject line, they all are historically accurate to a degree, the authors describe it as accurate to the point where it does not hinder the gameplay which is the most important facet<text:note text:id="ftn24" text:note-class="footnote"><text:note-citation>25</text:note-citation><text:note-body><text:p text:style-name="P5">. Lowe (2009), pg. 117</text:p></text:note-body></text:note>. <text:s/>Since this is the case there are a great deal of situations that would be considered historically inaccurate, an example right from the game <text:span text:style-name="T2">Rome: Total War</text:span> is the presence of the Amazons. <text:s/>In a certain region in the far north you can do battle with a military unit called an Amazonian Chariot, now the existence of these peoples is argued, it still shows a part of history that is more for the gamer experience to fight a faction of legend. <text:s/>Even though the accuracy of some of these games can be up for question, there is still a great deal that can be learned from these games, and since it brings a new kind of engagement to the material of Roman history it has a chance to capture a more diverse audience, not just those interested in a specific field. <text:s/></text:p>
      <text:p text:style-name="P2"><text:tab/>The next work in this discussion is titled <text:span text:style-name="T2"><text:s/>Oxford Handbook of Adaptation Studies</text:span>, <text:span text:style-name="T2">A new companion for digital humanities, </text:span><text:span text:style-name="T4">the chapter in question is titled Video game Adaptation by Kevin M. Flanagan</text:span><text:span text:style-name="T2">.</text:span><text:span text:style-name="T5"> <text:s/>In this chapter the author looks to explain how video games can be applied to the world around them, and it continues to investigate a point I have covered in these papers towards the adaptation of video games into the a world outside of entertainment. <text:s/>Flanagan explains that the adaptation process used in these games, mostly the characters and stories, and how it is very similar to the way books are formatted. <text:s/>Flanagan explains that an important part of the adaptation process is the ability for this the game or text in subject has to have the ability to be playable in multiple genres, the example used here is films and games</text:span><text:span text:style-name="T5"><text:note text:id="ftn26" text:note-class="footnote"><text:note-citation>26</text:note-citation><text:note-body><text:p text:style-name="P5">. Leitch (2017), pg. 445</text:p></text:note-body></text:note></text:span><text:span text:style-name="T5">. <text:s/>In the book the author uses Lord of the Rings as his example but I draw on a franchise I have mentioned before, that of Assassin's Creed, which a film was made of this video game series within the last year. <text:s/>As seen in real life instances, the adaptation of a story, is really dependent on how many mediums it can be utilized by. <text:s/>However when looking to adapt a film </text:span><text:soft-page-break/><text:span text:style-name="T5">or book to the world of gaming there has to be a degree of similarities between the two if the nAme is shared, Flanagan mentions a case of this which led to the lack of one game's success</text:span><text:span text:style-name="T5"><text:note text:id="ftn27" text:note-class="footnote"><text:note-citation>27</text:note-citation><text:note-body><text:p text:style-name="P5">. Leitch (2017), pg. 448</text:p></text:note-body></text:note></text:span><text:span text:style-name="T5">. <text:s/>This can be a major factor when it comes to the adaptation of new ideas that come into the fold, this can be a key factor for the adaptation of digital storytelling into other parts of history and digital humanities. <text:s/>Another issue that can arise with the adaptation of games is that the community of the world is much more connected and thus these games are spread out to a larger audience some games that translate well in the United states may not be the same as in other nations of the world</text:span><text:span text:style-name="T5"><text:note text:id="ftn28" text:note-class="footnote"><text:note-citation>28</text:note-citation><text:note-body><text:p text:style-name="P5">. Leitch (2017), pg. 452</text:p></text:note-body></text:note></text:span><text:span text:style-name="T5">. <text:s/>All these issues aside, the idea of adapting games to the world around it is something that is clearly difficult, and it has been a process that has been on the mind of developers for a very long time. <text:s/>Being able to adapt video games to Television or movies is one issue it is a whole new problem trying to appeal to every single person in the world. <text:s/>With this in mind there is much to look forward to as this action of adaptation has been progressively been consulted as new movies come out that are based on games, and more games based off movies. <text:s/>This trend will continue in the realm of media, and with these games showing a form of flexibility, there is hope of adapting video games to the world of history. <text:s/>There are other ways to create adaptations in games to make them more realistic and this is considered by the author the action of “modding” (short for modifying)</text:span><text:span text:style-name="T5"><text:note text:id="ftn29" text:note-class="footnote"><text:note-citation>29</text:note-citation><text:note-body><text:p text:style-name="P5">. Leitch (2017), pg. 452</text:p></text:note-body></text:note></text:span><text:span text:style-name="T5">. <text:s/>This is the action taken to make the game </text:span><text:span text:style-name="T3">Rome: Total War</text:span><text:span text:style-name="T5"> into </text:span><text:span text:style-name="T3">Rome: Total Realism</text:span><text:span text:style-name="T5">, a modification that allows player to re-live a more historically accurate campaign mode in </text:span><text:span text:style-name="T3">Rome: Total War</text:span><text:span text:style-name="T5">. <text:s/>Mods like this can be very helpful in the adaptation of games beyond what the developers originally intended, it allows for more consumer interaction, giving the keys of the kingdom to the people, and seeing all the ideas that could possibly happen with this arrangement. <text:s/>Flanagan concludes his section with this discussion yet this is a great jumping off point, one that could propel more people into the interests of digital storytelling just by creating their own world and setting. <text:s/>Video games, like these can really open up possibilities for a number of fields as Flanagan explains </text:span><text:soft-page-break/><text:span text:style-name="T5">these digital games as something that teaches people to think and react in different situations, simulating what each person would experience based on the actions made</text:span><text:span text:style-name="T5"><text:note text:id="ftn30" text:note-class="footnote"><text:note-citation>30</text:note-citation><text:note-body><text:p text:style-name="P5">. Leitch (2017), pg. 453</text:p></text:note-body></text:note></text:span><text:span text:style-name="T5">. <text:s/>Since there is much that these games can offer in the ways of simulations, more and more fields could in turn be looking to use this newer form of medium in order to give their students another way to learn. <text:s/>This has a chance of being something revolutionary according the chapter here, it explains that video games have a way of allowing the players to learn not just about the surroundings but the history behind it as well and with these two factors their decision making becomes all the more important. <text:s/>This allows students to learn on all levels, it teaches them about certain situations, a number of possible outcomes and bases it all in the hands of the player and allows them to decide how the world shall be formed. <text:s/>The engaging ability of video games makes the product itself more appealing then the classic text book and with all the information in this chapter, there is much that the field of history could use in the ways of interactive historical games. <text:s/>All of these works seem to have that much in common, they all give great reasons and examples that show how many of the video games placed on the market are historical adaptations. <text:s/>All of them offering some kind of insight into the world they were portraying and if they were not fully historically accurate, there are systems in place where players can modify their systems to ensure a more historical journey. <text:s/>With all of this in mind there is much to look forward to, these books are all written recently indicating a rise in the discussion of the field of digital storytelling ensuring that some time soon digital storytelling could be a rising field in college classes just like digital humanities has become. <text:s/></text:span></text:p>
      <text:p text:style-name="P2"><text:span text:style-name="T5"><text:tab/>After looking through the number of works throughout the year, there are many aspects about the field of digital storytelling that have been very interesting to investigate. <text:s/>When reading these books I found there were many ways that the authors looked to implement the the many video games on the market into other parts of the academic world, mostly digital humanities and History. <text:s/>This section was the most revealing about how these games have been and can be applied to other fields outside of </text:span><text:soft-page-break/><text:span text:style-name="T5">digital storytelling, mostly covering the games that have been heavily referenced during the course of the papers. <text:s/>With all the literature that is available within the last few years provides a firm assurance that video games have more of a chance to be involved in the academic community. <text:s/>Not just in the field of history, there has been many examples throughout the books that have described chances for video games to adapt to almost every academic world. <text:s/>There is a great deal of hope when looking to apply one's own ideas into the world, with this rising field it is possible that it could rise into the school systems much like digital humanities has done within the last few years. <text:s/>What one can take away from all the readings throughout the semester is that the field of digital storytelling is a new field, one that is continuing to grow even as this paper is written. <text:s/>There is no telling where the field could be in the next years as it continues to adapt to the academic world and no telling how much popularity it could gain in any community as digital humanities has done in the field of history. <text:s/>The digital age is upon this world and the world of academics, there is no halting the course that is already in place, there is however a way to incorporate technology in order to immerse students into a subject using a virtual medium. <text:s/>The idea seems appealing to many fields, and this gives more chances for digital storytelling to be adopted into a more academic setting, however since it took digital humanities a number of years to be fully accepted as it's own field, I would assume a similar path for digital storytelling. <text:s/>Even with a difficult path ahead of it, the digital fields have a great deal of upside that can be offered to a number of fields, mostly in the field of history. <text:s/>And with the allowance into the field of history, it could produce a proper jumping point for this up and coming field, just as it has done with the field of digital humanities. <text:s/>This section revealed a great deal about this new field and that the future is very bright looking forward, not only in the chances of the field being adapted to history but to a number of other academic fields, something many scholars should keep their eyes upon in the coming years. <text:s/></text:span></text:p>
      <text:p text:style-name="P2"><text:span text:style-name="T5">WC: 5028</text:span></text:p>
      <text:p text:style-name="P2"><text:span text:style-name="T5"/></text:p>
      <text:p text:style-name="P2"><text:span text:style-name="T5"/></text:p>
      <text:p text:style-name="P3"><text:soft-page-break/><text:span text:style-name="T5">Works Cited </text:span></text:p>
      <text:p text:style-name="P3"><text:span text:style-name="T5"/></text:p>
      <text:p text:style-name="P2">Leitch, Thomas M. <text:span text:style-name="T1">The Oxford handbook of adaptation studies</text:span>. New York, NY: Oxford University Press, 2017. </text:p>
      <text:p text:style-name="P2"/>
      <text:p text:style-name="P2">Lowe, Dunstan, and Kim Shahabudin. <text:span text:style-name="T1">Classics for all: reworking antiquity in mass culture</text:span>. Newcastle upon Tyne: Cambridge Scholars Publishing, 2009. </text:p>
      <text:p text:style-name="P2"/>
      <text:p text:style-name="P2">Schreibman, Susan. <text:span text:style-name="T1">A companion to digital humanities</text:span>. Malden, Mass.: Blackwell Publ., 2011. </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aramond3LTStd" svg:font-family="Garamond3LTStd"/>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1:09:18</meta:creation-date>
    <dc:date>2017-12-03T16:56:41</dc:date>
    <meta:editing-duration>P10DT5H31M23S</meta:editing-duration>
    <meta:editing-cycles>38</meta:editing-cycles>
    <meta:generator>OpenOffice.org/3.4.1$Unix OpenOffice.org_project/341m1$Build-9593</meta:generator>
    <meta:document-statistic meta:table-count="0" meta:image-count="0" meta:object-count="0" meta:page-count="13" meta:paragraph-count="47" meta:word-count="5080" meta:character-count="28702"/>
  </office:meta>
</office:document-meta>
</file>